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6157a" officeooo:paragraph-rsid="0006157a"/>
    </style:style>
    <style:style style:name="P2" style:family="paragraph" style:parent-style-name="Standard">
      <style:text-properties officeooo:rsid="000616db" officeooo:paragraph-rsid="000616db"/>
    </style:style>
    <style:style style:name="P3" style:family="paragraph" style:parent-style-name="Standard">
      <style:text-properties officeooo:rsid="000725f3" officeooo:paragraph-rsid="000725f3"/>
    </style:style>
    <style:style style:name="P4" style:family="paragraph" style:parent-style-name="Standard">
      <style:text-properties officeooo:rsid="000d6ce2" officeooo:paragraph-rsid="000d6ce2"/>
    </style:style>
    <style:style style:name="P5" style:family="paragraph" style:parent-style-name="Standard" style:list-style-name="L1">
      <style:text-properties officeooo:rsid="000725f3" officeooo:paragraph-rsid="000725f3"/>
    </style:style>
    <style:style style:name="P6" style:family="paragraph" style:parent-style-name="Standard" style:list-style-name="L1">
      <style:text-properties officeooo:rsid="000a7559" officeooo:paragraph-rsid="000a7559"/>
    </style:style>
    <style:style style:name="P7" style:family="paragraph" style:parent-style-name="Standard" style:list-style-name="L1">
      <style:text-properties officeooo:rsid="000d6ce2" officeooo:paragraph-rsid="000d6ce2"/>
    </style:style>
    <style:style style:name="P8" style:family="paragraph" style:parent-style-name="Standard" style:list-style-name="L1">
      <style:text-properties officeooo:rsid="000f00f1" officeooo:paragraph-rsid="000f00f1"/>
    </style:style>
    <style:style style:name="P9" style:family="paragraph" style:parent-style-name="Standard" style:list-style-name="L1">
      <style:text-properties officeooo:rsid="000f40fa" officeooo:paragraph-rsid="000f40fa"/>
    </style:style>
    <style:style style:name="P10" style:family="paragraph" style:parent-style-name="Standard" style:list-style-name="L1">
      <style:text-properties officeooo:rsid="000f7164" officeooo:paragraph-rsid="000f7164"/>
    </style:style>
    <style:style style:name="P11" style:family="paragraph" style:parent-style-name="Standard" style:list-style-name="L1">
      <style:text-properties officeooo:rsid="0010de26" officeooo:paragraph-rsid="0010de26"/>
    </style:style>
    <style:style style:name="P12" style:family="paragraph" style:parent-style-name="Standard" style:list-style-name="L1">
      <style:text-properties officeooo:rsid="0012f5bf" officeooo:paragraph-rsid="0012f5bf"/>
    </style:style>
    <style:style style:name="P13" style:family="paragraph" style:parent-style-name="Standard" style:list-style-name="L1">
      <style:paragraph-properties fo:break-before="page"/>
      <style:text-properties officeooo:rsid="000725f3" officeooo:paragraph-rsid="000725f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m-faktor</text:p>
      <text:p text:style-name="P2">Vinkel av en flamme</text:p>
      <text:list xml:id="list2724327377825328946" text:style-name="L1">
        <text:list-item>
          <text:p text:style-name="P5">For eksempel på grunn av vind</text:p>
        </text:list-item>
      </text:list>
      <text:p text:style-name="P3"/>
      <text:p text:style-name="P3"/>
      <text:p text:style-name="P3"/>
      <text:list xml:id="list131750179491999" text:continue-numbering="true" text:style-name="L1">
        <text:list-item>
          <text:p text:style-name="P6">Equivalent TNT</text:p>
        </text:list-item>
        <text:list-item>
          <text:p text:style-name="P7">T</text:p>
        </text:list-item>
      </text:list>
      <text:p text:style-name="P4"/>
      <text:list xml:id="list131751505997338" text:continue-numbering="true" text:style-name="L1">
        <text:list-item>
          <text:p text:style-name="P8">Modell av fordeling i atmosfæren </text:p>
          <text:list>
            <text:list-item>
              <text:p text:style-name="P9">Turbulens</text:p>
            </text:list-item>
            <text:list-item>
              <text:p text:style-name="P10">Avhengig av vindhastigheten (Vindklassen), for man forskjellig oppførsel (stabil -&gt; ustabil)</text:p>
            </text:list-item>
          </text:list>
        </text:list-item>
        <text:list-item>
          <text:p text:style-name="P11">Gaussisk model</text:p>
          <text:list>
            <text:list-item>
              <text:p text:style-name="P12">Mulig å tilpasse modellen for </text:p>
              <text:list>
                <text:list-item>
                  <text:p text:style-name="P12"/>
                </text:list-item>
              </text:list>
            </text:list-item>
          </text:list>
        </text:list-item>
        <text:list-item>
          <text:p text:style-name="P1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09:20:16.085204644</meta:creation-date>
    <meta:generator>LibreOffice/5.1.6.2$Linux_X86_64 LibreOffice_project/10m0$Build-2</meta:generator>
    <dc:date>2019-04-12T13:17:49.154920319</dc:date>
    <meta:editing-duration>PT2H22M</meta:editing-duration>
    <meta:editing-cycles>14</meta:editing-cycles>
    <meta:document-statistic meta:table-count="0" meta:image-count="0" meta:object-count="0" meta:page-count="2" meta:paragraph-count="12" meta:word-count="48" meta:character-count="262" meta:non-whitespace-character-count="232"/>
  </office:meta>
</office:document-meta>
</file>